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6.612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83cm" fo:min-width="3.366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5.724cm"/>
    </style:style>
    <style:style style:name="gr8" style:family="graphic" style:parent-style-name="standard">
      <style:graphic-properties draw:textarea-horizontal-align="justify" draw:textarea-vertical-align="middle" draw:auto-grow-height="false" fo:min-height="0.862cm" fo:min-width="3.1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1.778cm" svg:x="1cm" svg:y="24.368cm">
          <text:p text:style-name="P1">Collec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1.778cm" svg:x="15.732cm" svg:y="24.368cm">
          <text:p text:style-name="P1">Data Sour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159cm" svg:x="1cm" svg:y="20.812cm">
          <text:p text:style-name="P1">Event Generato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5.08cm" svg:height="2.159cm" svg:x="14.92cm" svg:y="21.066cm">
          <text:p text:style-name="P1">Event Generator 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7.112cm" svg:height="2.032cm" svg:x="2.397cm" svg:y="16.621cm">
          <text:p text:style-name="P1">Rule Engine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draw:layer="layout" svg:width="7.112cm" svg:height="2.032cm" svg:x="10.525cm" svg:y="16.494cm">
          <text:p text:style-name="P1">Rule Engine 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draw:layer="layout" svg:width="2.794cm" svg:height="1.397cm" svg:x="2.905cm" svg:y="9.001cm">
          <text:p text:style-name="P1">Actor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397cm" svg:x="15.986cm" svg:y="9.001cm">
          <text:p text:style-name="P1">Actor 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397cm" svg:x="8.874cm" svg:y="9.001cm">
          <text:p text:style-name="P1">Actor 2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032cm" svg:y1="24.314cm" svg:x2="3.032cm" svg:y2="22.79cm">
          <text:p/>
        </draw:line>
        <draw:line draw:style-name="gr5" draw:text-style-name="P2" draw:layer="layout" svg:x1="3.159cm" svg:y1="20.685cm" svg:x2="5.699cm" svg:y2="18.653cm">
          <text:p/>
        </draw:line>
        <draw:line draw:style-name="gr5" draw:text-style-name="P2" draw:layer="layout" svg:x1="17.296cm" svg:y1="21.066cm" svg:x2="14.462cm" svg:y2="18.526cm">
          <text:p/>
        </draw:line>
        <draw:line draw:style-name="gr5" draw:text-style-name="P2" draw:layer="layout" svg:x1="18.045cm" svg:y1="24.241cm" svg:x2="18.045cm" svg:y2="23.225cm">
          <text:p/>
        </draw:line>
        <draw:line draw:style-name="gr5" draw:text-style-name="P2" draw:layer="layout" svg:x1="17.256cm" svg:y1="21.066cm" svg:x2="7.477cm" svg:y2="18.78cm">
          <text:p/>
        </draw:line>
        <draw:line draw:style-name="gr5" draw:text-style-name="P2" draw:layer="layout" svg:x1="5.953cm" svg:y1="16.494cm" svg:x2="4.683cm" svg:y2="10.271cm">
          <text:p/>
        </draw:line>
        <draw:line draw:style-name="gr5" draw:text-style-name="P2" draw:layer="layout" svg:x1="6.207cm" svg:y1="16.494cm" svg:x2="17.764cm" svg:y2="10.525cm">
          <text:p/>
        </draw:line>
        <draw:line draw:style-name="gr5" draw:text-style-name="P2" draw:layer="layout" svg:x1="13.827cm" svg:y1="16.494cm" svg:x2="10.779cm" svg:y2="10.398cm">
          <text:p/>
        </draw:line>
        <draw:line draw:style-name="gr5" draw:text-style-name="P2" draw:layer="layout" svg:x1="13.827cm" svg:y1="16.367cm" svg:x2="18.272cm" svg:y2="10.525cm">
          <text:p/>
        </draw:line>
        <draw:custom-shape draw:style-name="gr6" draw:text-style-name="P1" draw:layer="layout" svg:width="3.865cm" svg:height="1.812cm" svg:x="7.803cm" svg:y="21.193cm">
          <text:p text:style-name="P1">Trigger</text:p>
          <text:p text:style-name="P1"><text:s/>DB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2" draw:layer="layout" svg:x1="6.08cm" svg:y1="21.955cm" svg:x2="7.985cm" svg:y2="22.082cm">
          <text:p/>
        </draw:line>
        <draw:custom-shape draw:style-name="gr7" draw:text-style-name="P1" draw:layer="layout" svg:width="6.223cm" svg:height="2.032cm" svg:x="13.446cm" svg:y="13.7cm">
          <text:p text:style-name="P1">Rule (trigger-condition-action) </text:p>
          <text:p text:style-name="P1">DB 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2" draw:layer="layout" svg:x1="17.51cm" svg:y1="16.367cm" svg:x2="17.637cm" svg:y2="15.605cm">
          <text:p/>
        </draw:line>
        <draw:custom-shape draw:style-name="gr8" draw:text-style-name="P1" draw:layer="layout" svg:width="3.683cm" svg:height="1.778cm" svg:x="3.794cm" svg:y="5.572cm">
          <text:p text:style-name="P1">Action DB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2" draw:layer="layout" svg:x1="4.429cm" svg:y1="9.001cm" svg:x2="5.699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4:29:00.463203192</meta:creation-date>
    <dc:date>2018-07-30T18:31:41.368483440</dc:date>
    <meta:editing-duration>PT7M3S</meta:editing-duration>
    <meta:editing-cycles>7</meta:editing-cycles>
    <meta:generator>LibreOffice/5.1.6.2$Linux_X86_64 LibreOffice_project/10m0$Build-2</meta:generator>
    <meta:document-statistic meta:object-count="24"/>
  </office:meta>
</office:document-meta>
</file>